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text-properties fo:language="en" fo:country="US" style:language-complex="ar" style:country-complex="SA"/>
    </style:style>
    <style:style style:name="P1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text-properties fo:language="en" fo:country="US" style:language-complex="ar" style:country-complex="SA"/>
    </style:style>
    <style:style style:name="P1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text-properties fo:language="en" fo:country="US" style:language-complex="ar" style:country-complex="SA"/>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3"/>
    <style:style style:name="P15" style:family="paragraph" style:parent-style-name="Otsikko_20__28_numeroimaton_29_" style:master-page-name="First_20_Page">
      <style:paragraph-properties style:page-number="auto"/>
      <style:text-properties fo:language="fi" fo:country="FI"/>
    </style:style>
    <style:style style:name="P16" style:family="paragraph" style:parent-style-name="Sisennetty_20_teksti" style:list-style-name="L2"/>
    <style:style style:name="T1" style:family="text">
      <style:text-properties fo:language="fi" fo:country="FI"/>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2547868" text:style-name="WW8StyleNum">
        <text:list-header>
          <text:p text:style-name="P15"/>
        </text:list-header>
      </text:list>
      <text:p text:style-name="P2"/>
      <text:p text:style-name="P2"/>
      <text:p text:style-name="P2"/>
      <text:p text:style-name="P2"/>
      <text:p text:style-name="P2"/>
      <text:p text:style-name="P2"/>
      <text:list xml:id="list33227073"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20</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1-28</text:modification-date></text:span></text:p>
          </table:table-cell>
        </table:table-row>
      </table:table>
      <text:list xml:id="list33222153"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3234868"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9">1. <text:s text:c="2"/>Introduction<text:tab/>5</text:p>
          <text:p text:style-name="P10">1.1 <text:s text:c="2"/>Overview<text:tab/>5</text:p>
          <text:p text:style-name="P10">1.2 <text:s text:c="2"/>Purpose and Scope<text:tab/>5</text:p>
          <text:p text:style-name="P10">1.3 <text:s text:c="2"/>Product and Environment<text:tab/>5</text:p>
          <text:p text:style-name="P10">1.4 <text:s text:c="2"/>Definitions, Acronyms and Abbreviations<text:tab/>5</text:p>
          <text:p text:style-name="P10">1.5 <text:s text:c="2"/>References <text:s/><text:tab/>5</text:p>
          <text:p text:style-name="P10">1.6 <text:s text:c="2"/>Structure of the Document<text:tab/>5</text:p>
          <text:p text:style-name="P9">2. <text:s text:c="2"/>General Description<text:tab/>6</text:p>
          <text:p text:style-name="P10">2.1 <text:s text:c="2"/>Product Perspective<text:tab/>6</text:p>
          <text:p text:style-name="P10">2.2 <text:s text:c="2"/>Product Functions<text:tab/>6</text:p>
          <text:p text:style-name="P10">2.3 <text:s text:c="2"/>User Characteristics<text:tab/>6</text:p>
          <text:p text:style-name="P10">2.4 <text:s text:c="2"/>General Constraints<text:tab/>6</text:p>
          <text:p text:style-name="P10">2.5 <text:s text:c="2"/>Assumptions and Dependencies<text:tab/>6</text:p>
          <text:p text:style-name="P9">3. <text:s text:c="2"/>Data and Databases<text:tab/>7</text:p>
          <text:p text:style-name="P10">3.1 <text:s text:c="2"/>Contents of Information<text:tab/>7</text:p>
          <text:p text:style-name="P10">3.2 <text:s text:c="2"/>Intensity of Use<text:tab/>7</text:p>
          <text:p text:style-name="P10">3.3 <text:s text:c="2"/>Capacity<text:tab/>7</text:p>
          <text:p text:style-name="P10">3.4 <text:s text:c="2"/>Files and Configuration Files<text:tab/>7</text:p>
          <text:p text:style-name="P9">4. <text:s text:c="2"/>User Interface and Features<text:tab/>8</text:p>
          <text:p text:style-name="P10">4.1 <text:s text:c="2"/>User Interface<text:tab/>8</text:p>
          <text:p text:style-name="P11">4.1.1 <text:s text:c="2"/>Navigation Chart<text:tab/>8</text:p>
          <text:p text:style-name="P11">4.1.2 <text:s text:c="2"/>Scenarios, Exceptions and Other Information<text:tab/>8</text:p>
          <text:p text:style-name="P11">4.1.3 <text:s text:c="2"/>Structural Design of Displays, Views and Dialogs<text:tab/>8</text:p>
          <text:p text:style-name="P10">4.2 <text:s text:c="2"/>Features<text:tab/>8</text:p>
          <text:p text:style-name="P11">4.2.1 <text:s text:c="2"/>Feature #1<text:tab/>8</text:p>
          <text:p text:style-name="P9">5. <text:s text:c="2"/>Interfaces<text:tab/>9</text:p>
          <text:p text:style-name="P10">5.1 <text:s text:c="2"/>Hardware Interfaces<text:tab/>9</text:p>
          <text:p text:style-name="P10">5.2 <text:s text:c="2"/>Software Interfaces<text:tab/>9</text:p>
          <text:p text:style-name="P10">5.3 <text:s text:c="2"/>Communications Interfaces<text:tab/>9</text:p>
          <text:p text:style-name="P9">6. <text:s text:c="2"/>Other Requirements<text:tab/>10</text:p>
          <text:p text:style-name="P10">6.1 <text:s text:c="2"/>Performance and Response Times<text:tab/>10</text:p>
          <text:p text:style-name="P10">6.2 <text:s text:c="2"/>Security, Recovery and Usability<text:tab/>10</text:p>
          <text:p text:style-name="P10"><text:soft-page-break/>6.3 <text:s text:c="2"/>Maintainability<text:tab/>10</text:p>
          <text:p text:style-name="P10">6.4 <text:s text:c="2"/>Transferability and Portability<text:tab/>10</text:p>
          <text:p text:style-name="P10">6.5 <text:s text:c="2"/>Operator's Task Requirements<text:tab/>10</text:p>
          <text:p text:style-name="P9">7. <text:s text:c="2"/>Design Constraints<text:tab/>11</text:p>
          <text:p text:style-name="P10">7.1 <text:s text:c="2"/>Standards<text:tab/>11</text:p>
          <text:p text:style-name="P10">7.2 <text:s text:c="2"/>Hardware Constraints<text:tab/>11</text:p>
          <text:p text:style-name="P10">7.3 <text:s text:c="2"/>Software Constraints<text:tab/>11</text:p>
          <text:p text:style-name="P10">7.4 <text:s text:c="2"/>Other Constraints<text:tab/>11</text:p>
          <text:p text:style-name="P9">8. <text:s text:c="2"/>Rejected Ideas<text:tab/>12</text:p>
          <text:p text:style-name="P9">9. <text:s text:c="2"/>Ideas for Further Development<text:tab/>13</text:p>
          <text:p text:style-name="P9">10. <text:s text:c="2"/>Open Issues<text:tab/>14</text:p>
        </text:index-body>
      </text:table-of-content>
      <text:p text:style-name="P3"/>
      <text:p text:style-name="P2"/>
      <text:p text:style-name="Text_20_body"><text:tab/></text:p>
      <text:h text:style-name="P12" text:outline-level="1" text:restart-numbering="true" text:start-value="1"><text:s/><text:tab/>Introduction</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2549538" text:style-name="L1">
        <text:list-item>
          <text:p text:style-name="P13">Database structure</text:p>
        </text:list-item>
        <text:list-item>
          <text:p text:style-name="P13">User interface</text:p>
        </text:list-item>
        <text:list-item>
          <text:p text:style-name="P13">Features</text:p>
        </text:list-item>
        <text:list-item>
          <text:p text:style-name="P13">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text:soft-page-break/>men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2545799" text:style-name="L2">
        <text:list-item>
          <text:p text:style-name="P16"><text:bookmark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2564379" text:style-name="L3">
        <text:list-item>
          <text:p text:style-name="P14">Introduction. This chapter, acts as an introduction to the document.</text:p>
        </text:list-item>
        <text:list-item>
          <text:p text:style-name="P14">General description.</text:p>
        </text:list-item>
        <text:list-item>
          <text:p text:style-name="P14">Data and Databases. Describes the used data formats and databases.</text:p>
        </text:list-item>
        <text:list-item>
          <text:p text:style-name="P14">User interface and features. Describes the user interface and features.</text:p>
        </text:list-item>
        <text:list-item>
          <text:p text:style-name="P14">Interfaces.</text:p>
        </text:list-item>
        <text:list-item>
          <text:p text:style-name="P14">Other requirements.</text:p>
        </text:list-item>
        <text:list-item>
          <text:p text:style-name="P14">Design constraints.</text:p>
        </text:list-item>
        <text:list-item>
          <text:p text:style-name="P14">Rejected ideas.</text:p>
        </text:list-item>
        <text:list-item>
          <text:p text:style-name="P14">Ideas for further development.</text:p>
        </text:list-item>
        <text:list-item>
          <text:p text:style-name="P14">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Luvun 4 perusteella)</text:p>
      <text:h text:style-name="Heading_20_2" text:outline-level="2"><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usually shared among multiple users.</text:p>
      <text:h text:style-name="Heading_20_2" text:outline-level="2"><text:soft-page-break/><text:s/><text:tab/>General Constraints</text:h>
      <text:p text:style-name="Text_20_body">(Kooste luvuista 6 ja 7)</text:p>
      <text:h text:style-name="Heading_20_2" text:outline-level="2"><text:s/><text:tab/>Assumptions and Dependencies</text:h>
      <text:p text:style-name="Text_20_body"/>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
      <text:h text:style-name="Heading_20_2" text:outline-level="2"><text:s/><text:tab/>Capacity</text:h>
      <text:p text:style-name="Text_20_body"/>
      <text:h text:style-name="Heading_20_2" text:outline-level="2"><text:s/><text:tab/>Files and Configuration Files</text:h>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TODO Joni-Matti: mockup of the UI</text:p>
      <text:h text:style-name="Heading_20_3" text:outline-level="3"><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h text:style-name="Heading_20_3" text:outline-level="3"><text:s/><text:tab/>Choosing Source Directories</text:h>
      <text:p text:style-name="Text_20_body">TODO Mikko</text:p>
      <text:p text:style-name="Text_20_body">Source management dialog (addition, deletion)</text:p>
      <text:h text:style-name="Heading_20_3" text:outline-level="3"><text:s/><text:tab/>Running Dependency Analysis</text:h>
      <text:p text:style-name="Text_20_body">TODO Mikko</text:p>
      <text:h text:style-name="Heading_20_3" text:outline-level="3"><text:s/><text:tab/>Editing Existing Connections</text:h>
      <text:p text:style-name="Text_20_body">TODO Joni-Matti</text:p>
      <text:h text:style-name="Heading_20_3" text:outline-level="3"><text:s/><text:tab/>Manual Connections</text:h>
      <text:p text:style-name="Text_20_body">TODO Joni-Matti</text:p>
      <text:h text:style-name="Heading_20_3" text:outline-level="3"><text:s/><text:tab/>Filtering Connections</text:h>
      <text:p text:style-name="Text_20_body">TODO Tommi</text:p>
      <text:h text:style-name="Heading_20_3" text:outline-level="3"><text:s/><text:tab/>External Dependencies</text:h>
      <text:p text:style-name="Text_20_body">TODO Tommi</text:p>
      <text:h text:style-name="Heading_20_3" text:outline-level="3"><text:s/><text:tab/>Settings</text:h>
      <text:p text:style-name="Text_20_body">TODO Mikko</text:p>
      <text:p text:style-name="Text_20_body"/>
      <text:p text:style-name="Sisennetty_20_teksti"><text:soft-page-break/></text:p>
      <text:p text:style-name="Sisennetty_20_teksti"/>
      <text:p text:style-name="Text_20_body"/>
      <text:p text:style-name="Standard"/>
      <text:h text:style-name="Heading_20_1" text:outline-level="1"><text:s/><text:tab/>Interfaces</text:h>
      <text:p text:style-name="Sisennetty_20_teksti">TODO Tommi</text:p>
      <text:h text:style-name="Heading_20_2" text:outline-level="2"><text:s/><text:tab/>Hardware Interfaces</text:h>
      <text:p text:style-name="Text_20_body"/>
      <text:h text:style-name="Heading_20_2" text:outline-level="2"><text:s/><text:tab/>Software Interfaces</text:h>
      <text:p text:style-name="Text_20_body"/>
      <text:h text:style-name="Heading_20_2" text:outline-level="2"><text:s/><text:tab/>Communications Interfaces</text:h>
      <text:p text:style-name="Text_20_body"/>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DAT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DAT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DAT is modularity: Each supported language is implemented as a separate module, and it is possible to create additional modules to further increase the amount of languages supported. The modules work on a plug-and-play principle. They require no modifications to the original software, the implementation only needs to be placed in the proper directory.</text:p>
      <text:p text:style-name="Text_20_body"><text:soft-page-break/>If the IP-XACT vendor extension specification is later modified, it will require changes in the DAT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DAT is part of the larger Kactus2 toolset, it shares the same portability characteristics as the main software. Kactus2 is available for Windows and Linux environments, and the DAT should work in any environment the main software works in. The DAT does not implement any additional restrictions to the environment.</text:p>
      <text:h text:style-name="Heading_20_2" text:outline-level="2"><text:s/><text:tab/>Operator's Task Requirements</text:h>
      <text:p text:style-name="Text_20_body">Day-to-day usage of the DAT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TODO: Programming languages</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20</text:p>
      </style:header>
      <style:footer>
        <text:p text:style-name="Footer">Modified: <text:modification-date style:data-style-name="N84">2012-11-28</text:modification-date><text:tab/><text:tab/><text:page-number text:select-page="current">18</text:page-number>/<text:page-count style:num-format="1">18</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1-28T13:08:15.03</dc:date>
    <dc:language>fi-FI</dc:language>
    <meta:editing-cycles>360</meta:editing-cycles>
    <meta:editing-duration>PT14H18M27S</meta:editing-duration>
    <dc:creator>Joni-Matti Määttä</dc:creator>
    <meta:document-statistic meta:table-count="3" meta:image-count="0" meta:object-count="0" meta:page-count="18" meta:paragraph-count="196" meta:word-count="1680" meta:character-count="10867"/>
    <meta:user-defined meta:name="Info 1"/>
    <meta:user-defined meta:name="Info 2"/>
    <meta:user-defined meta:name="Info 3"/>
    <meta:user-defined meta:name="Info 4"/>
  </office:meta>
</office:document-meta>
</file>